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069461" officeooo:paragraph-rsid="00069461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4b47f" officeooo:paragraph-rsid="0004b47f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56c73" officeooo:paragraph-rsid="00056c7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56c73" officeooo:paragraph-rsid="00056c73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b04b6" officeooo:paragraph-rsid="00096acb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4b47f" officeooo:paragraph-rsid="001186a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4b47f" officeooo:paragraph-rsid="0004b47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4b47f" officeooo:paragraph-rsid="00056c7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4b47f" officeooo:paragraph-rsid="0004b47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2765f" officeooo:paragraph-rsid="0002765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0c77ca" officeooo:paragraph-rsid="000c77ca"/>
    </style:style>
    <style:style style:name="P12" style:family="paragraph" style:parent-style-name="Standard" style:list-style-name="L1">
      <style:paragraph-properties fo:text-align="justify" style:justify-single-word="false"/>
      <style:text-properties fo:font-weight="normal" officeooo:rsid="00069461" officeooo:paragraph-rsid="00069461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weight="normal" officeooo:rsid="0019f419" officeooo:paragraph-rsid="0019f419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96acb" officeooo:paragraph-rsid="00096ac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96acb" officeooo:paragraph-rsid="00096ac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4b47f" officeooo:paragraph-rsid="0004b47f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paragraph-rsid="00096acb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4b47f" officeooo:paragraph-rsid="0004b47f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04b47f" officeooo:paragraph-rsid="0004b47f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02765f" officeooo:paragraph-rsid="0002765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02765f" officeooo:paragraph-rsid="0002765f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6acb" style:font-weight-asian="normal" style:font-weight-complex="normal"/>
    </style:style>
    <style:style style:name="T4" style:family="text">
      <style:text-properties fo:font-weight="normal" officeooo:rsid="000b04b6" style:font-weight-asian="normal" style:font-weight-complex="normal"/>
    </style:style>
    <style:style style:name="T5" style:family="text">
      <style:text-properties fo:font-weight="normal" officeooo:rsid="000baa43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AB I</text:p>
      <text:p text:style-name="P6"/>
      <text:p text:style-name="P6">PENDAHULUAN</text:p>
      <text:p text:style-name="P8"/>
      <text:p text:style-name="P8">LATAR BELAKANG</text:p>
      <text:p text:style-name="P3"><text:tab/></text:p>
      <text:p text:style-name="P2"/>
      <text:p text:style-name="P9">RUMUSAN MASALAH</text:p>
      <text:p text:style-name="P3"><text:tab/></text:p>
      <text:p text:style-name="P2"/>
      <text:p text:style-name="P9">BATASAN MASALAH</text:p>
      <text:p text:style-name="P1"><text:tab/></text:p>
      <text:p text:style-name="P4"/>
      <text:p text:style-name="P9">TUJUAN PROY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DejaVu Serif" fo:font-family="'DejaVu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9:26:43.643666562</meta:creation-date>
    <dc:date>2017-05-03T00:05:16.279453890</dc:date>
    <meta:editing-duration>PT52M51S</meta:editing-duration>
    <meta:editing-cycles>23</meta:editing-cycles>
    <meta:generator>LibreOffice/5.3.2.2$Linux_X86_64 LibreOffice_project/30m0$Build-2</meta:generator>
    <meta:document-statistic meta:table-count="0" meta:image-count="0" meta:object-count="0" meta:page-count="1" meta:paragraph-count="9" meta:word-count="11" meta:character-count="76" meta:non-whitespace-character-count="68"/>
  </office:meta>
</office:document-meta>
</file>